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105.19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110.6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1.81pt"/>
    </style:style>
    <style:style style:name="co8" style:family="table-column">
      <style:table-column-properties fo:break-before="auto" style:column-width="28.01pt"/>
    </style:style>
    <style:style style:name="co9" style:family="table-column">
      <style:table-column-properties fo:break-before="auto" style:column-width="7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24"/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ig" table:style-name="ta1">
        <table:shapes>
          <draw:frame draw:z-index="0" draw:style-name="gr1" draw:text-style-name="P2" svg:width="453.51pt" svg:height="255.09pt" svg:x="489.06pt" svg:y="9.55pt">
            <draw:object draw:notify-on-update-of-ranges="big.C48:big.C68 big.A2:big.A20 big.B2:big.B2 big.C2:big.C20 big.A21:big.A47 big.B21:big.B21 big.C21:big.C47 big.A48:big.A68 big.B48:big.B48 big.C48:big.C68" xlink:href="./Object 1" xlink:type="simple" xlink:show="embed" xlink:actuate="onLoad">
              <loext:p text:style-name="P1">Su</loext:p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Week Number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Ammonia(ppm(mg/L))</text:p>
          </table:table-cell>
          <table:table-cell office:value-type="string" calcext:value-type="string">
            <text:p>Nitrite(ppm(mg/L))</text:p>
          </table:table-cell>
          <table:table-cell office:value-type="string" calcext:value-type="string">
            <text:p>Phosphate(ppm(mg/L))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2" office:value-type="string" calcext:value-type="string" table:number-columns-spanned="3" table:number-rows-spanned="1">
            <text:p>Week Numbers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Year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eason Start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mer Start</text:p>
          </table:table-cell>
          <table:table-cell table:formula="of:=WEEKNUM(DATE(2016;6;1))" office:value-type="float" office:value="23" calcext:value-type="float">
            <text:p>23</text:p>
          </table:table-cell>
          <table:table-cell table:formula="of:=WEEKNUM(DATE(2017;6;1))" office:value-type="float" office:value="22" calcext:value-type="float">
            <text:p>22</text:p>
          </table:table-cell>
          <table:table-cell table:formula="of:=WEEKNUM(DATE(2017;6;1)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Fall Start</text:p>
          </table:table-cell>
          <table:table-cell table:formula="of:=WEEKNUM(DATE(2016;9;1))" office:value-type="float" office:value="36" calcext:value-type="float">
            <text:p>36</text:p>
          </table:table-cell>
          <table:table-cell table:formula="of:=WEEKNUM(DATE(2017;9;1))" office:value-type="float" office:value="35" calcext:value-type="float">
            <text:p>35</text:p>
          </table:table-cell>
          <table:table-cell table:formula="of:=WEEKNUM(DATE(2017;9;1)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eason End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8" table:number-rows-spanned="1">
            <text:p>pH</text:p>
          </table:table-cell>
          <table:covered-table-cell table:style-name="ce1"/>
          <table:covered-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ount</text:p>
          </table:table-cell>
          <table:table-cell table:formula="of:=COUNTIF([.C2:.C68];[.I31])" office:value-type="float" office:value="3" calcext:value-type="float">
            <text:p>3</text:p>
          </table:table-cell>
          <table:table-cell table:formula="of:=COUNTIF([.C2:.C68];[.J31])" office:value-type="float" office:value="6" calcext:value-type="float">
            <text:p>6</text:p>
          </table:table-cell>
          <table:table-cell table:formula="of:=COUNTIF([.C2:.C68];[.K31])" office:value-type="float" office:value="30" calcext:value-type="float">
            <text:p>30</text:p>
          </table:table-cell>
          <table:table-cell table:formula="of:=COUNTIF([.C2:.C68];[.L31])" office:value-type="float" office:value="15" calcext:value-type="float">
            <text:p>15</text:p>
          </table:table-cell>
          <table:table-cell table:formula="of:=COUNTIF([.C2:.C68];[.M31])" office:value-type="float" office:value="8" calcext:value-type="float">
            <text:p>8</text:p>
          </table:table-cell>
          <table:table-cell table:formula="of:=COUNTIF([.C2:.C68];[.N31])" office:value-type="float" office:value="5" calcext:value-type="float">
            <text:p>5</text:p>
          </table:table-cell>
          <table:table-cell table:formula="of:=SUM([.I32:.N32]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% of Data</text:p>
          </table:table-cell>
          <table:table-cell table:style-name="ce3" table:formula="of:=([.I32]/[.O32])*100" office:value-type="float" office:value="4.47761194029851" calcext:value-type="float">
            <text:p>4.5</text:p>
          </table:table-cell>
          <table:table-cell table:style-name="ce3" table:formula="of:=([.J32]/[.O32])*100" office:value-type="float" office:value="8.95522388059701" calcext:value-type="float">
            <text:p>9.0</text:p>
          </table:table-cell>
          <table:table-cell table:style-name="ce3" table:formula="of:=([.K32]/[.O32])*100" office:value-type="float" office:value="44.7761194029851" calcext:value-type="float">
            <text:p>44.8</text:p>
          </table:table-cell>
          <table:table-cell table:style-name="ce3" table:formula="of:=([.L32]/[.O32])*100" office:value-type="float" office:value="22.3880597014925" calcext:value-type="float">
            <text:p>22.4</text:p>
          </table:table-cell>
          <table:table-cell table:style-name="ce3" table:formula="of:=([.M32]/[.O32])*100" office:value-type="float" office:value="11.9402985074627" calcext:value-type="float">
            <text:p>11.9</text:p>
          </table:table-cell>
          <table:table-cell table:style-name="ce3" table:formula="of:=([.N32]/[.O32])*100" office:value-type="float" office:value="7.46268656716418" calcext:value-type="float">
            <text:p>7.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</table:table>
      <table:table table:name="small" table:style-name="ta1">
        <table:shapes>
          <draw:frame draw:z-index="0" draw:style-name="gr2" draw:text-style-name="P2" svg:width="453.51pt" svg:height="255.09pt" svg:x="491.36pt" svg:y="8.08pt">
            <draw:object draw:notify-on-update-of-ranges="small.A1:small.A7 small.A1:small.A7 small.B2:small.B2 small.C1:small.C7 small.A8:small.A32 small.B8:small.B8 small.C8:small.C32 small.A33:small.A51 small.B33:small.B33 small.C33:small.C51 small.A52:small.A79 small.B52:small.B52 small.C52:small.C79 small.A80:small.A100 small.B87:small.B87 small.C80:small.C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Week Number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Ammonia(ppm(mg/L))</text:p>
          </table:table-cell>
          <table:table-cell office:value-type="string" calcext:value-type="string">
            <text:p>Nitrite(ppm(mg/L))</text:p>
          </table:table-cell>
          <table:table-cell office:value-type="string" calcext:value-type="string">
            <text:p>Phosphate(ppm(mg/L))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6.5" calcext:value-type="float">
            <text:p>6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A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 table:number-columns-spanned="3" table:number-rows-spanned="1">
            <text:p>Week Numbers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table:style-name="ce1" office:value-type="string" calcext:value-type="string">
            <text:p>Year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eason Start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mer Start</text:p>
          </table:table-cell>
          <table:table-cell table:formula="of:=WEEKNUM(DATE(2016;6;1))" office:value-type="float" office:value="23" calcext:value-type="float">
            <text:p>23</text:p>
          </table:table-cell>
          <table:table-cell table:formula="of:=WEEKNUM(DATE(2017;6;1))" office:value-type="float" office:value="22" calcext:value-type="float">
            <text:p>22</text:p>
          </table:table-cell>
          <table:table-cell table:formula="of:=WEEKNUM(DATE(2017;6;1)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1" office:value-type="string" calcext:value-type="string">
            <text:p>Fall Start</text:p>
          </table:table-cell>
          <table:table-cell table:formula="of:=WEEKNUM(DATE(2016;9;1))" office:value-type="float" office:value="36" calcext:value-type="float">
            <text:p>36</text:p>
          </table:table-cell>
          <table:table-cell table:formula="of:=WEEKNUM(DATE(2017;9;1))" office:value-type="float" office:value="35" calcext:value-type="float">
            <text:p>35</text:p>
          </table:table-cell>
          <table:table-cell table:formula="of:=WEEKNUM(DATE(2017;9;1)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 office:value-type="string" calcext:value-type="string">
            <text:p>Season End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pH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 office:value-type="string" calcext:value-type="string">
            <text:p>Count</text:p>
          </table:table-cell>
          <table:table-cell table:formula="of:=COUNTIF([.C2:.C100];[.I32])" office:value-type="float" office:value="4" calcext:value-type="float">
            <text:p>4</text:p>
          </table:table-cell>
          <table:table-cell table:formula="of:=COUNTIF([.C2:.C100];[.J32])" office:value-type="float" office:value="31" calcext:value-type="float">
            <text:p>31</text:p>
          </table:table-cell>
          <table:table-cell table:formula="of:=COUNTIF([.C2:.C100];[.K32])" office:value-type="float" office:value="46" calcext:value-type="float">
            <text:p>46</text:p>
          </table:table-cell>
          <table:table-cell table:formula="of:=COUNTIF([.C2:.C100];[.L32])" office:value-type="float" office:value="12" calcext:value-type="float">
            <text:p>12</text:p>
          </table:table-cell>
          <table:table-cell table:formula="of:=COUNTIF([.C2:.C100];[.M32])" office:value-type="float" office:value="1" calcext:value-type="float">
            <text:p>1</text:p>
          </table:table-cell>
          <table:table-cell table:formula="of:=COUNTIF([.C2:.C100];[.N32])" office:value-type="float" office:value="2" calcext:value-type="float">
            <text:p>2</text:p>
          </table:table-cell>
          <table:table-cell table:formula="of:=SUM([.I33:.N33]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% of Data</text:p>
          </table:table-cell>
          <table:table-cell table:style-name="ce3" table:formula="of:=([.I33]/[.O33])*100" office:value-type="float" office:value="4.16666666666667" calcext:value-type="float">
            <text:p>4.2</text:p>
          </table:table-cell>
          <table:table-cell table:style-name="ce3" table:formula="of:=([.J33]/[.O33])*100" office:value-type="float" office:value="32.2916666666667" calcext:value-type="float">
            <text:p>32.3</text:p>
          </table:table-cell>
          <table:table-cell table:style-name="ce3" table:formula="of:=([.K33]/[.O33])*100" office:value-type="float" office:value="47.9166666666667" calcext:value-type="float">
            <text:p>47.9</text:p>
          </table:table-cell>
          <table:table-cell table:style-name="ce3" table:formula="of:=([.L33]/[.O33])*100" office:value-type="float" office:value="12.5" calcext:value-type="float">
            <text:p>12.5</text:p>
          </table:table-cell>
          <table:table-cell table:style-name="ce3" table:formula="of:=([.M33]/[.O33])*100" office:value-type="float" office:value="1.04166666666667" calcext:value-type="float">
            <text:p>1.0</text:p>
          </table:table-cell>
          <table:table-cell table:style-name="ce3" table:formula="of:=([.N33]/[.O33])*100" office:value-type="float" office:value="2.08333333333333" calcext:value-type="float">
            <text:p>2.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6.5" calcext:value-type="float">
            <text:p>6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 style:data-style-name="N2" text:time-value="11:45:47.743352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2T11:48:57.191254722</dc:date>
    <meta:editing-duration>PT1H57M35S</meta:editing-duration>
    <meta:editing-cycles>41</meta:editing-cycles>
    <meta:generator>LibreOffice/6.1.2.1$Linux_X86_64 LibreOffice_project/2a903a68781eadf02ae41484151e885393b7fee3</meta:generator>
    <meta:document-statistic meta:table-count="2" meta:cell-count="10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3" chart:maximum="43" chart:origin="0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6" chart:maximum="9" chart:origin="0" chart:interval-major="0.5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81cm" svg:y="0.316cm" chart:style-name="ch2">
          <text:p>pH over Time</text:p>
        </chart:title>
        <chart:legend chart:legend-position="end" svg:x="14.286cm" svg:y="3.703cm" style:legend-expansion="high" chart:style-name="ch3"/>
        <chart:plot-area chart:style-name="ch4" table:cell-range-address="big.C21:big.C68 big.A2:big.A20 big.B2:big.B2 big.C2:big.C20 big.B21:big.B21 big.B48:big.B48" chart:data-source-has-labels="both" svg:x="1.331cm" svg:y="1.275cm" svg:width="12.635cm" svg:height="6.564cm">
          <chartooo:coordinate-region svg:x="2.058cm" svg:y="1.474cm" svg:width="11.721cm" svg:height="5.718cm"/>
          <chart:axis chart:dimension="x" chart:name="primary-x" chart:style-name="ch5" chartooo:axis-type="auto">
            <chart:title svg:x="6.559cm" svg:y="8.019cm" chart:style-name="ch6">
              <text:p>Week Number</text:p>
            </chart:title>
            <chart:categories table:cell-range-address="big.C48:big.C68"/>
          </chart:axis>
          <chart:axis chart:dimension="y" chart:name="primary-y" chart:style-name="ch7">
            <chart:title svg:x="0.451cm" svg:y="4.826cm" chart:style-name="ch8">
              <text:p>pH</text:p>
            </chart:title>
            <chart:grid chart:style-name="ch9" chart:class="major"/>
          </chart:axis>
          <chart:series chart:style-name="ch10" chart:values-cell-range-address="big.C2:big.C20" chart:label-cell-address="big.B2:big.B2" chart:class="chart:scatter">
            <chart:domain table:cell-range-address="big.A2:big.A20"/>
            <chart:data-point chart:repeated="19"/>
          </chart:series>
          <chart:series chart:style-name="ch11" chart:values-cell-range-address="big.C21:big.C47" chart:label-cell-address="big.B21:big.B21" chart:class="chart:scatter">
            <chart:domain table:cell-range-address="big.A21:big.A47"/>
            <chart:data-point chart:repeated="27"/>
          </chart:series>
          <chart:series chart:style-name="ch12" chart:values-cell-range-address="big.C48:big.C68" chart:label-cell-address="big.B48:big.B48" chart:class="chart:scatter">
            <chart:domain table:cell-range-address="big.A48:big.A68"/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6</text:p>
                <draw:g>
                  <svg:desc>big.B2:big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7</text:p>
                <draw:g>
                  <svg:desc>big.B21:big.B2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</text:p>
                <draw:g>
                  <svg:desc>big.B48:big.B48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big.C48:big.C68</svg:desc>
                </draw:g>
              </table:table-cell>
              <table:table-cell office:value-type="float" office:value="22">
                <text:p>22</text:p>
                <draw:g>
                  <svg:desc>big.A2:big.A20</svg:desc>
                </draw:g>
              </table:table-cell>
              <table:table-cell office:value-type="float" office:value="9">
                <text:p>9</text:p>
                <draw:g>
                  <svg:desc>big.C2:big.C20</svg:desc>
                </draw:g>
              </table:table-cell>
              <table:table-cell office:value-type="float" office:value="13">
                <text:p>13</text:p>
                <draw:g>
                  <svg:desc>big.A21:big.A47</svg:desc>
                </draw:g>
              </table:table-cell>
              <table:table-cell office:value-type="float" office:value="8">
                <text:p>8</text:p>
                <draw:g>
                  <svg:desc>big.C21:big.C47</svg:desc>
                </draw:g>
              </table:table-cell>
              <table:table-cell office:value-type="float" office:value="15">
                <text:p>15</text:p>
                <draw:g>
                  <svg:desc>big.A48:big.A68</svg:desc>
                </draw:g>
              </table:table-cell>
              <table:table-cell office:value-type="float" office:value="7">
                <text:p>7</text:p>
                <draw:g>
                  <svg:desc>big.C48:big.C68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.5">
                <text:p>7.5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26">
                <text:p>26</text:p>
              </table:table-cell>
              <table:table-cell office:value-type="float" office:value="7.5">
                <text:p>7.5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7.5">
                <text:p>7.5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7.5">
                <text:p>7.5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7.5">
                <text:p>7.5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7.5">
                <text:p>7.5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7.5">
                <text:p>7.5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7.5">
                <text:p>7.5</text:p>
              </table:table-cell>
              <table:table-cell office:value-type="float" office:value="37">
                <text:p>3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7.5">
                <text:p>7.5</text:p>
              </table:table-cell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42">
                <text:p>42</text:p>
              </table:table-cell>
              <table:table-cell office:value-type="float" office:value="7.5">
                <text:p>7.5</text:p>
              </table:table-cell>
              <table:table-cell office:value-type="float" office:value="32">
                <text:p>32</text:p>
              </table:table-cell>
              <table:table-cell office:value-type="float" office:value="6.5">
                <text:p>6.5</text:p>
              </table:table-cell>
              <table:table-cell office:value-type="float" office:value="39">
                <text:p>3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7.5">
                <text:p>7.5</text:p>
              </table:table-cell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7.5">
                <text:p>7.5</text:p>
              </table:table-cell>
              <table:table-cell office:value-type="float" office:value="43">
                <text:p>4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2a903a68781eadf02ae41484151e885393b7fee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3" chart:maximum="43" chart:origin="0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6" chart:maximum="9" chart:origin="0" chart:interval-major="0.5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81cm" svg:y="0.316cm" chart:style-name="ch2">
          <text:p>pH over Time</text:p>
        </chart:title>
        <chart:legend chart:legend-position="end" svg:x="14.286cm" svg:y="3.205cm" style:legend-expansion="high" chart:style-name="ch3"/>
        <chart:plot-area chart:style-name="ch4" table:cell-range-address="small.A1:small.A7 small.B2:small.B2 small.C1:small.C100 small.B8:small.B8 small.B33:small.B33 small.B52:small.B52 small.B87:small.B87" chart:data-source-has-labels="both" svg:x="1.331cm" svg:y="1.275cm" svg:width="12.635cm" svg:height="6.564cm">
          <chartooo:coordinate-region svg:x="2.058cm" svg:y="1.474cm" svg:width="11.721cm" svg:height="5.718cm"/>
          <chart:axis chart:dimension="x" chart:name="primary-x" chart:style-name="ch5" chartooo:axis-type="auto">
            <chart:title svg:x="6.559cm" svg:y="8.019cm" chart:style-name="ch6">
              <text:p>Week Number</text:p>
            </chart:title>
            <chart:categories table:cell-range-address="small.A1:small.A7"/>
          </chart:axis>
          <chart:axis chart:dimension="y" chart:name="primary-y" chart:style-name="ch7">
            <chart:title svg:x="0.451cm" svg:y="4.826cm" chart:style-name="ch8">
              <text:p>pH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small.C1:small.C7" chart:label-cell-address="small.B2:small.B2" chart:class="chart:scatter">
            <chart:domain table:cell-range-address="small.A1:small.A7"/>
            <chart:data-point chart:repeated="7"/>
          </chart:series>
          <chart:series chart:style-name="ch12" chart:values-cell-range-address="small.C8:small.C32" chart:label-cell-address="small.B8:small.B8" chart:class="chart:scatter">
            <chart:domain table:cell-range-address="small.A8:small.A32"/>
            <chart:data-point chart:repeated="25"/>
          </chart:series>
          <chart:series chart:style-name="ch13" chart:values-cell-range-address="small.C33:small.C51" chart:label-cell-address="small.B33:small.B33" chart:class="chart:scatter">
            <chart:domain table:cell-range-address="small.A33:small.A51"/>
            <chart:data-point chart:repeated="19"/>
          </chart:series>
          <chart:series chart:style-name="ch14" chart:values-cell-range-address="small.C52:small.C79" chart:label-cell-address="small.B52:small.B52" chart:class="chart:scatter">
            <chart:domain table:cell-range-address="small.A52:small.A79"/>
            <chart:data-point chart:repeated="28"/>
          </chart:series>
          <chart:series chart:style-name="ch15" chart:values-cell-range-address="small.C80:small.C100" chart:label-cell-address="small.B87:small.B87" chart:class="chart:scatter">
            <chart:domain table:cell-range-address="small.A80:small.A100"/>
            <chart:data-point chart:repeated="2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4</text:p>
                <draw:g>
                  <svg:desc>small.B2:small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5</text:p>
                <draw:g>
                  <svg:desc>small.B8:small.B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</text:p>
                <draw:g>
                  <svg:desc>small.B33:small.B3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7</text:p>
                <draw:g>
                  <svg:desc>small.B52:small.B5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</text:p>
                <draw:g>
                  <svg:desc>small.B87:small.B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eek Number</text:p>
                <draw:g>
                  <svg:desc>small.A1:small.A7</svg:desc>
                </draw:g>
              </table:table-cell>
              <table:table-cell office:value-type="float" office:value="NaN">
                <text:p>NaN</text:p>
                <draw:g>
                  <svg:desc>small.A1:small.A7</svg:desc>
                </draw:g>
              </table:table-cell>
              <table:table-cell office:value-type="float" office:value="NaN">
                <text:p>NaN</text:p>
                <draw:g>
                  <svg:desc>small.C1:small.C7</svg:desc>
                </draw:g>
              </table:table-cell>
              <table:table-cell office:value-type="float" office:value="13">
                <text:p>13</text:p>
                <draw:g>
                  <svg:desc>small.A8:small.A32</svg:desc>
                </draw:g>
              </table:table-cell>
              <table:table-cell office:value-type="float" office:value="9">
                <text:p>9</text:p>
                <draw:g>
                  <svg:desc>small.C8:small.C32</svg:desc>
                </draw:g>
              </table:table-cell>
              <table:table-cell office:value-type="float" office:value="22">
                <text:p>22</text:p>
                <draw:g>
                  <svg:desc>small.A33:small.A51</svg:desc>
                </draw:g>
              </table:table-cell>
              <table:table-cell office:value-type="float" office:value="7.5">
                <text:p>7.5</text:p>
                <draw:g>
                  <svg:desc>small.C33:small.C51</svg:desc>
                </draw:g>
              </table:table-cell>
              <table:table-cell office:value-type="float" office:value="13">
                <text:p>13</text:p>
                <draw:g>
                  <svg:desc>small.A52:small.A79</svg:desc>
                </draw:g>
              </table:table-cell>
              <table:table-cell office:value-type="float" office:value="8">
                <text:p>8</text:p>
                <draw:g>
                  <svg:desc>small.C52:small.C79</svg:desc>
                </draw:g>
              </table:table-cell>
              <table:table-cell office:value-type="float" office:value="15">
                <text:p>15</text:p>
                <draw:g>
                  <svg:desc>small.A80:small.A100</svg:desc>
                </draw:g>
              </table:table-cell>
              <table:table-cell office:value-type="float" office:value="7">
                <text:p>7</text:p>
                <draw:g>
                  <svg:desc>small.C80:small.C100</svg:desc>
                </draw:g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15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.5">
                <text:p>6.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.5">
                <text:p>6.5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7.5">
                <text:p>7.5</text:p>
              </table:table-cell>
              <table:table-cell office:value-type="float" office:value="17">
                <text:p>17</text:p>
              </table:table-cell>
              <table:table-cell office:value-type="float" office:value="7.5">
                <text:p>7.5</text:p>
              </table:table-cell>
              <table:table-cell office:value-type="float" office:value="20">
                <text:p>2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.5">
                <text:p>6.5</text:p>
              </table:table-cell>
              <table:table-cell office:value-type="float" office:value="19">
                <text:p>19</text:p>
              </table:table-cell>
              <table:table-cell office:value-type="float" office:value="7.5">
                <text:p>7.5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.5">
                <text:p>6.5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7.5">
                <text:p>7.5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.5">
                <text:p>7.5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7.5">
                <text:p>7.5</text:p>
              </table:table-cell>
              <table:table-cell office:value-type="float" office:value="28">
                <text:p>2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6.5">
                <text:p>6.5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6.5">
                <text:p>6.5</text:p>
              </table:table-cell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6.5">
                <text:p>6.5</text:p>
              </table:table-cell>
              <table:table-cell office:value-type="float" office:value="35">
                <text:p>3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7.5">
                <text:p>7.5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6.5">
                <text:p>6.5</text:p>
              </table:table-cell>
              <table:table-cell office:value-type="float" office:value="37">
                <text:p>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7.5">
                <text:p>7.5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6.5">
                <text:p>6.5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2a903a68781eadf02ae41484151e885393b7fee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